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E0000001F29BFB820.png"/>
  <manifest:file-entry manifest:media-type="image/png" manifest:full-path="Pictures/100000000000005E0000001E0EEE8373.png"/>
  <manifest:file-entry manifest:media-type="image/png" manifest:full-path="Pictures/10000201000000A10000004B558BD679.png"/>
  <manifest:file-entry manifest:media-type="image/png" manifest:full-path="Pictures/1000000000000640000004B02C5236E4.png"/>
  <manifest:file-entry manifest:media-type="image/png" manifest:full-path="Pictures/100002010000012C0000005352CA14F5.png"/>
  <manifest:file-entry manifest:media-type="image/png" manifest:full-path="Pictures/10000000000001F4000000D6100B23CA.png"/>
  <manifest:file-entry manifest:media-type="image/png" manifest:full-path="Pictures/10000201000000E5000000629CB0ACE8.png"/>
  <manifest:file-entry manifest:media-type="image/png" manifest:full-path="Pictures/100002010000005E00000018F3FBA8F8.png"/>
  <manifest:file-entry manifest:media-type="image/png" manifest:full-path="Pictures/1000000000000640000004B063BF812E.png"/>
  <manifest:file-entry manifest:media-type="image/png" manifest:full-path="Pictures/10000201000000AA000000B6B3455275.png"/>
  <manifest:file-entry manifest:media-type="image/jpeg" manifest:full-path="Pictures/10000000000000D30000008B89CCD198.jpg"/>
  <manifest:file-entry manifest:media-type="image/png" manifest:full-path="Pictures/100000000000000800000008DD0ADA29.png"/>
  <manifest:file-entry manifest:media-type="image/png" manifest:full-path="Pictures/1000020100000258000000CD7485F931.png"/>
  <manifest:file-entry manifest:media-type="image/png" manifest:full-path="Pictures/100002010000005E00000021DE9D507C.png"/>
  <manifest:file-entry manifest:media-type="image/png" manifest:full-path="Pictures/10000201000001F400000091B43D049A.png"/>
  <manifest:file-entry manifest:media-type="image/png" manifest:full-path="Pictures/100000000000005E0000002547580853.png"/>
  <manifest:file-entry manifest:media-type="image/jpeg" manifest:full-path="Pictures/100000000000025800000190B43ABEFF.jpg"/>
  <manifest:file-entry manifest:media-type="image/png" manifest:full-path="Pictures/1000000000000462000002C8AD3780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fill-gradient-name="header_20_python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outline1">
      <style:graphic-properties fo:min-height="11.523cm"/>
    </style:style>
    <style:style style:name="pr3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256cm" svg:x="1.4cm" svg:y="3.262cm" presentation:class="title">
          <draw:text-box>
            <text:p>PyCon FR 2010</text:p>
          </draw:text-box>
        </draw:frame>
        <draw:frame presentation:style-name="pr2" draw:layer="layout" svg:width="25.199cm" svg:height="11.773cm" svg:x="1.4cm" svg:y="7cm" presentation:class="outline">
          <draw:text-box>
            <text:list text:style-name="L2">
              <text:list-item>
                <text:p>4ème année</text:p>
              </text:list-item>
              <text:list-item>
                <text:p>programme varié</text:p>
              </text:list-item>
              <text:list-item>
                <text:p>2 jours</text:p>
              </text:list-item>
              <text:list-item>
                <text:p>2 salles</text:p>
              </text:list-item>
              <text:list-item>
                <text:p>lightning talks</text:p>
              </text:list-item>
              <text:list-item>
                <text:p>hackerspa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256cm" svg:x="1.4cm" svg:y="3.262cm" presentation:class="title">
          <draw:text-box>
            <text:p>qualités</text:p>
          </draw:text-box>
        </draw:frame>
        <draw:frame presentation:style-name="pr2" draw:layer="layout" svg:width="25.199cm" svg:height="11.773cm" svg:x="1.4cm" svg:y="7cm" presentation:class="outline">
          <draw:text-box>
            <text:list text:style-name="L2">
              <text:list-item>
                <text:p>facile</text:p>
              </text:list-item>
              <text:list-item>
                <text:p>rapide</text:p>
              </text:list-item>
              <text:list-item>
                <text:p>universel</text:p>
                <text:list>
                  <text:list-item>
                    <text:p>multiplateforme</text:p>
                  </text:list-item>
                  <text:list-item>
                    <text:p>multiparadigme</text:p>
                  </text:list-item>
                  <text:list-item>
                    <text:p>polyval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256cm" svg:x="1.4cm" svg:y="3.262cm" presentation:class="title">
          <draw:text-box>
            <text:p>polyvalent</text:p>
          </draw:text-box>
        </draw:frame>
        <draw:frame presentation:style-name="pr2" draw:layer="layout" svg:width="25.199cm" svg:height="11.773cm" svg:x="1.4cm" svg:y="7cm" presentation:class="outline">
          <draw:text-box>
            <text:list text:style-name="L2">
              <text:list-item>
                <text:p>web</text:p>
              </text:list-item>
              <text:list-item>
                <text:p>calcul scientifique</text:p>
              </text:list-item>
              <text:list-item>
                <text:p>scripting d'application</text:p>
              </text:list-item>
              <text:list-item>
                <text:p>interfaces graphiques</text:p>
              </text:list-item>
              <text:list-item>
                <text:p>administration système</text:p>
              </text:list-item>
              <text:list-item>
                <text:p>jeux</text:p>
              </text:list-item>
              <text:list-item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256cm" svg:x="1.4cm" svg:y="3.262cm" presentation:class="title">
          <draw:text-box>
            <text:p>Promouvoir Python</text:p>
          </draw:text-box>
        </draw:frame>
        <draw:frame presentation:style-name="pr2" draw:layer="layout" svg:width="25.199cm" svg:height="11.773cm" svg:x="1.4cm" svg:y="7cm" presentation:class="outline">
          <draw:text-box>
            <text:list text:style-name="L2">
              <text:list-item>
                <text:p>Non-techniciens</text:p>
                <text:list>
                  <text:list-item>
                    <text:p>Livre blanc Python</text:p>
                  </text:list-item>
                </text:list>
              </text:list-item>
              <text:list-item>
                <text:p>Développeurs</text:p>
                <text:list>
                  <text:list-item>
                    <text:p>Fiche du débutant</text:p>
                  </text:list-item>
                </text:list>
              </text:list-item>
              <text:list-item>
                <text:p>Traduction</text:p>
                <text:list>
                  <text:list-item>
                    <text:p>http://pootle.python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256cm" svg:x="1.4cm" svg:y="3.262cm" presentation:class="title">
          <draw:text-box>
            <text:p>AFPY</text:p>
          </draw:text-box>
        </draw:frame>
        <draw:frame presentation:style-name="pr2" draw:layer="layout" svg:width="25.199cm" svg:height="11.773cm" svg:x="1.4cm" svg:y="7cm" presentation:class="outline">
          <draw:text-box>
            <text:list text:style-name="L2">
              <text:list-item>
                <text:p>financement</text:p>
                <text:list>
                  <text:list-item>
                    <text:p>adhésion</text:p>
                  </text:list-item>
                  <text:list-item>
                    <text:p>sponsors</text:p>
                  </text:list-item>
                  <text:list-item>
                    <text:p>goodies</text:p>
                    <text:p/>
                  </text:list-item>
                </text:list>
              </text:list-item>
              <text:list-item>
                <text:p>Assemblée générale</text:p>
              </text:list-item>
            </text:list>
          </draw:text-box>
        </draw:frame>
        <draw:frame draw:style-name="gr2" draw:text-style-name="P1" draw:layer="layout" svg:width="12.535cm" svg:height="5.364cm" svg:x="11cm" svg:y="7.2cm">
          <draw:image xlink:href="Pictures/10000000000001F4000000D6100B23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256cm" svg:x="1.4cm" svg:y="3.262cm" presentation:class="title">
          <draw:text-box>
            <text:p>adhésion</text:p>
          </draw:text-box>
        </draw:frame>
        <draw:frame presentation:style-name="pr2" draw:layer="layout" svg:width="25.199cm" svg:height="11.773cm" svg:x="1.4cm" svg:y="7cm" presentation:class="outline" presentation:placeholder="true">
          <draw:text-box/>
        </draw:frame>
        <draw:frame draw:style-name="gr2" draw:text-style-name="P1" draw:layer="layout" svg:width="22.5cm" svg:height="14.278cm" svg:x="2.7cm" svg:y="4.289cm">
          <draw:image xlink:href="Pictures/1000000000000462000002C8AD3780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256cm" svg:x="1.4cm" svg:y="3.262cm" presentation:class="title">
          <draw:text-box>
            <text:p>goodies</text:p>
          </draw:text-box>
        </draw:frame>
        <draw:frame presentation:style-name="pr2" draw:layer="layout" svg:width="25.199cm" svg:height="11.773cm" svg:x="1.4cm" svg:y="7cm" presentation:class="outline" presentation:placeholder="true">
          <draw:text-box/>
        </draw:frame>
        <draw:frame draw:style-name="gr2" draw:text-style-name="P1" draw:layer="layout" svg:width="21.166cm" svg:height="14.11cm" svg:x="3.5cm" svg:y="6.2cm">
          <draw:image xlink:href="Pictures/100000000000025800000190B43ABEF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custom-shape draw:style-name="gr3" draw:text-style-name="P1" draw:layer="layout" svg:width="26cm" svg:height="10cm" svg:x="1cm" svg:y="6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256cm" svg:x="1.4cm" svg:y="3.262cm" presentation:class="title">
          <draw:text-box>
            <text:p>sponsors</text:p>
          </draw:text-box>
        </draw:frame>
        <draw:frame presentation:style-name="pr2" draw:layer="layout" svg:width="25.199cm" svg:height="11.773cm" svg:x="1.4cm" svg:y="7cm" presentation:class="outline" presentation:placeholder="true">
          <draw:text-box/>
        </draw:frame>
        <draw:frame draw:style-name="gr2" draw:text-style-name="P1" draw:layer="layout" svg:width="6.22cm" svg:height="4.098cm" svg:x="10.988cm" svg:y="7cm">
          <draw:image xlink:href="Pictures/10000000000000D30000008B89CCD198.jpg" xlink:type="simple" xlink:show="embed" xlink:actuate="onLoad">
            <text:p/>
          </draw:image>
        </draw:frame>
        <draw:frame draw:style-name="gr2" draw:text-style-name="P1" draw:layer="layout" svg:width="7.233cm" svg:height="2cm" svg:x="19cm" svg:y="7.5cm">
          <draw:image xlink:href="Pictures/100002010000012C0000005352CA14F5.png" xlink:type="simple" xlink:show="embed" xlink:actuate="onLoad">
            <text:p/>
          </draw:image>
        </draw:frame>
        <draw:frame draw:style-name="gr2" draw:text-style-name="P1" draw:layer="layout" svg:width="7.399cm" svg:height="2.528cm" svg:x="2cm" svg:y="12.5cm">
          <draw:image xlink:href="Pictures/1000020100000258000000CD7485F931.png" xlink:type="simple" xlink:show="embed" xlink:actuate="onLoad">
            <text:p/>
          </draw:image>
        </draw:frame>
        <draw:frame draw:style-name="gr2" draw:text-style-name="P1" draw:layer="layout" svg:width="4.203cm" svg:height="4.5cm" svg:x="2.297cm" svg:y="7cm">
          <draw:image xlink:href="Pictures/10000201000000AA000000B6B3455275.png" xlink:type="simple" xlink:show="embed" xlink:actuate="onLoad">
            <text:p/>
          </draw:image>
        </draw:frame>
        <draw:frame draw:style-name="gr2" draw:text-style-name="P1" draw:layer="layout" svg:width="5.678cm" svg:height="2.644cm" svg:x="20.222cm" svg:y="12.356cm">
          <draw:image xlink:href="Pictures/10000201000000A10000004B558BD679.png" xlink:type="simple" xlink:show="embed" xlink:actuate="onLoad">
            <text:p/>
          </draw:image>
        </draw:frame>
        <draw:frame draw:style-name="gr2" draw:text-style-name="P1" draw:layer="layout" svg:width="3.314cm" svg:height="1.057cm" svg:x="17.8cm" svg:y="17.5cm">
          <draw:image xlink:href="Pictures/100000000000005E0000001E0EEE8373.png" xlink:type="simple" xlink:show="embed" xlink:actuate="onLoad">
            <text:p/>
          </draw:image>
        </draw:frame>
        <draw:frame draw:style-name="gr2" draw:text-style-name="P1" draw:layer="layout" svg:width="3.314cm" svg:height="1.092cm" svg:x="1.6cm" svg:y="17.5cm">
          <draw:image xlink:href="Pictures/100002010000005E0000001F29BFB820.png" xlink:type="simple" xlink:show="embed" xlink:actuate="onLoad">
            <text:p/>
          </draw:image>
        </draw:frame>
        <draw:frame draw:style-name="gr2" draw:text-style-name="P1" draw:layer="layout" svg:width="3.314cm" svg:height="1.304cm" svg:x="12.286cm" svg:y="17.3cm">
          <draw:image xlink:href="Pictures/100000000000005E0000002547580853.png" xlink:type="simple" xlink:show="embed" xlink:actuate="onLoad">
            <text:p/>
          </draw:image>
        </draw:frame>
        <draw:frame draw:style-name="gr2" draw:text-style-name="P1" draw:layer="layout" svg:width="3.314cm" svg:height="1.163cm" svg:x="7.086cm" svg:y="17.337cm">
          <draw:image xlink:href="Pictures/100002010000005E00000021DE9D507C.png" xlink:type="simple" xlink:show="embed" xlink:actuate="onLoad">
            <text:p/>
          </draw:image>
        </draw:frame>
        <draw:frame draw:style-name="gr2" draw:text-style-name="P1" draw:layer="layout" svg:width="3.314cm" svg:height="0.845cm" svg:x="23cm" svg:y="17.655cm">
          <draw:image xlink:href="Pictures/100002010000005E00000018F3FBA8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header_20_python" draw:display-name="header python" draw:style="linear" draw:start-color="#eaeaea" draw:end-color="#f7f7f7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5674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solid" draw:stroke-dash="Ultrafine_20_Dashed" svg:stroke-color="#999999" draw:fill="gradient" draw:fill-color="#f7f7f7" draw:fill-gradient-name="header_20_python" draw:fill-hatch-name="Black_20_0_20_Degrees" draw:fill-image-name="Empty" draw:textarea-horizontal-align="justify" draw:textarea-vertical-align="middle" draw:auto-grow-height="fals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3.137cm" presentation:class="title" presentation:placeholder="true">
        <draw:text-box/>
      </draw:frame>
      <draw:frame presentation:style-name="Standard-outline1" draw:layer="backgroundobjects" svg:width="25.199cm" svg:height="11.773cm" svg:x="1.4cm" svg:y="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draw:custom-shape presentation:style-name="Mpr2" draw:text-style-name="MP4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draw:style-name="Mgr3" draw:text-style-name="MP4" draw:layer="backgroundobjects" svg:width="6.193cm" svg:height="1.796cm" svg:x="0.601cm" svg:y="0.652cm">
        <draw:image xlink:href="Pictures/10000201000001F400000091B43D049A.png" xlink:type="simple" xlink:show="embed" xlink:actuate="onLoad">
          <text:p text:style-name="MP4">ﾧ</text:p>
        </draw:image>
      </draw:frame>
      <draw:frame draw:style-name="Mgr4" draw:text-style-name="MP4" draw:layer="backgroundobjects" svg:width="4.692cm" svg:height="2.007cm" svg:x="22.523cm" svg:y="0.5cm">
        <draw:image xlink:href="Pictures/10000201000000E5000000629CB0ACE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Christophe Combelles</meta:initial-creator>
    <meta:creation-date>2010-08-27T22:32:51</meta:creation-date>
    <meta:editing-duration>PT08H11M07S</meta:editing-duration>
    <meta:editing-cycles>7</meta:editing-cycles>
    <dc:date>2010-08-28T07:30:05</dc:date>
    <dc:creator>Christophe Combelles</dc:creator>
    <meta:generator>OpenOffice.org/3.2$Unix OpenOffice.org_project/320m12$Build-9483</meta:generator>
    <meta:document-statistic meta:object-count="70"/>
  </office:meta>
</office:document-meta>
</file>